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 style:text-autospace="none">
        <style:tab-stops>
          <style:tab-stop style:position="1cm"/>
          <style:tab-stop style:position="8.001cm"/>
        </style:tab-stops>
      </style:paragraph-properties>
    </style:style>
    <style:style style:name="P2" style:family="paragraph">
      <style:paragraph-properties fo:margin-left="0cm" fo:margin-right="0cm" fo:text-align="center" fo:text-indent="0cm"/>
      <style:text-properties fo:color="#ffffff" fo:font-family="Arial" style:font-family-generic="swiss" style:font-pitch="variable" fo:font-size="72pt" fo:font-style="normal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center" fo:text-indent="0cm" style:text-autospace="none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language="pl" fo:country="PL" fo:font-style="normal" fo:font-weight="bold" style:letter-kerning="true" style:font-family-asian="'Bookman Old Style'" style:font-family-generic-asian="roman" style:font-pitch-asian="variable" style:font-size-asian="14pt" style:language-asian="pl" style:country-asian="PL" style:font-style-asian="italic" style:font-weight-asian="bold" style:font-family-complex="'Bookman Old Style'" style:font-family-generic-complex="roman" style:font-pitch-complex="variable" style:font-size-complex="14pt" style:font-style-complex="italic" style:font-weight-complex="bold"/>
    </style:style>
    <style:style style:name="T2" style:family="text">
      <style:text-properties fo:color="#ffffff" style:text-outline="false" style:text-line-through-style="none" fo:font-family="'Times New Roman'" style:font-family-generic="roman" style:font-pitch="variable" fo:font-size="60pt" fo:language="pl" fo:country="PL" fo:font-style="normal" fo:text-shadow="none" style:text-underline-style="none" fo:font-weight="bold" style:letter-kerning="true" style:font-family-asian="'Bookman Old Style'" style:font-family-generic-asian="roman" style:font-pitch-asian="variable" style:font-size-asian="14pt" style:language-asian="pl" style:country-asian="PL" style:font-style-asian="italic" style:font-weight-asian="bold" style:font-family-complex="'Bookman Old Style'" style:font-family-generic-complex="roman" style:font-pitch-complex="variable" style:font-size-complex="14pt" style:font-style-complex="italic" style:font-weight-complex="bold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Mój Pan jest siłą mą,</text:span><text:span text:style-name="T1"><text:line-break/></text:span><text:span text:style-name="T1">moją pieśnią jest,</text:span><text:span text:style-name="T1"><text:line-break/></text:span><text:span text:style-name="T1">mym Bogiem jest.</text:span><text:span text:style-name="T1"><text:line-break/></text:span><text:span text:style-name="T1">I Pan stał się już</text:span><text:span text:style-name="T1"><text:line-break/></text:span><text:span text:style-name="T1">moim zbawieniem,</text:span><text:span text:style-name="T1"><text:line-break/></text:span><text:span text:style-name="T1">mym Bogiem je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4"><text:span text:style-name="T1">I Jemu przygotuję</text:span><text:span text:style-name="T1"><text:line-break/></text:span><text:span text:style-name="T1">serce swe, /x3</text:span><text:span text:style-name="T1"><text:line-break/></text:span><text:span text:style-name="T1"><text:line-break/></text:span><text:span text:style-name="T2">Mój Pan</text:span><text:span text:style-name="T2"><text:line-break/></text:span><text:span text:style-name="T2">władać będzie wciąż,</text:span><text:span text:style-name="T2"><text:line-break/></text:span><text:span text:style-name="T2">na wieki wieków,</text:span><text:span text:style-name="T2"><text:line-break/></text:span><text:span text:style-name="T2">Am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-1.764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fo:font-family="'Bookman Old Style'" style:font-family-generic="roman" style:font-pitch="variable" fo:font-size="24.7000007629395pt" fo:language="pl" fo:country="PL" fo:font-style="italic" fo:font-weight="bold" style:letter-kerning="true" style:font-family-asian="'Bookman Old Style'" style:font-family-generic-asian="roman" style:font-pitch-asian="variable" style:font-size-asian="24.7000007629395pt" style:language-asian="pl" style:country-asian="PL" style:font-style-asian="italic" style:font-weight-asian="bold" style:font-family-complex="'Bookman Old Style'" style:font-family-generic-complex="roman" style:font-pitch-complex="variable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1.2000007629395pt" fo:language="en" fo:country="US" fo:font-style="italic" fo:font-weight="bold" style:font-family-asian="Arial" style:font-family-generic-asian="swiss" style:font-pitch-asian="variable" style:font-size-asian="21.2000007629395pt" style:language-asian="pl" style:country-asian="PL" style:font-style-asian="italic" style:font-weight-asian="bold" style:font-family-complex="Arial" style:font-family-generic-complex="swiss" style:font-pitch-complex="variable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15.8999996185303pt" fo:language="en" fo:country="US" fo:font-style="italic" style:font-family-asian="Arial" style:font-family-generic-asian="swiss" style:font-pitch-asian="variable" style:font-size-asian="15.8999996185303pt" style:language-asian="pl" style:country-asian="PL" style:font-style-asian="italic" style:font-family-complex="Arial" style:font-family-generic-complex="swiss" style:font-pitch-complex="variable" style:font-size-complex="15.8999996185303pt" style:font-style-complex="italic"/>
    </style:style>
    <style:style style:name="Refren" style:family="graphic">
      <style:paragraph-properties fo:margin-left="0.884cm" fo:margin-right="0cm" fo:text-align="start" fo:text-indent="0cm" style:text-autospace="ideograph-alpha"/>
      <style:text-properties fo:font-size="24.7000007629395pt" fo:language="en" fo:country="US" fo:font-weight="bold" style:font-size-asian="24.7000007629395pt" style:language-asian="pl" style:country-asian="PL" style:font-weight-asian="bold" style:font-size-complex="24.7000007629395pt" style:font-weight-complex="bold"/>
    </style:style>
    <style:style style:name="Zwrotka" style:family="graphic">
      <style:paragraph-properties fo:margin-left="0.884cm" fo:margin-right="0cm" fo:text-align="start" fo:text-indent="0cm" style:text-autospace="ideograph-alpha"/>
      <style:text-properties fo:font-size="24.7000007629395pt" fo:language="pl" fo:country="PL" style:font-size-asian="24.7000007629395pt" style:language-asian="pl" style:country-asian="PL" style:font-size-complex="24.7000007629395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3-29T14:20:31</meta:creation-date>
    <dc:creator>Rafał Talacha</dc:creator>
    <dc:date>2009-01-27T09:26:59</dc:date>
    <dc:language>pl-PL</dc:language>
    <meta:editing-cycles>11</meta:editing-cycles>
    <meta:editing-duration>PT58M44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